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98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66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7e0021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cccc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e0021"/>
    </style:style>
    <style:style style:name="ce10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7e0021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">
      <style:table-cell-properties fo:background-color="#7e0021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ackground-color="#eeeeee"/>
      <style:text-properties fo:color="#000000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ackground-color="#7e0021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eeeee"/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10" office:value-type="string" calcext:value-type="string">
            <text:p>Correct</text:p>
          </table:table-cell>
          <table:table-cell table:style-name="ce9" table:number-columns-repeated="8"/>
          <table:table-cell/>
          <table:table-cell office:value-type="string" calcext:value-type="string">
            <text:p>#test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I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K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11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Constructor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E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Field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I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Method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E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NestedClazz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I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NestedIfaze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F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J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I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Gener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E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G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H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J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I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J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E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F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G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H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J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F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I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J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G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H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J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Widen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H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J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H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J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H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J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H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J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Narrow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F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H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J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F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H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J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I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J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E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G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H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I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J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G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I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J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Gener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E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F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G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H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I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J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E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F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G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H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I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J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E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G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H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I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J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E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G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H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I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J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E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F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G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H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I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J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Widen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E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F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G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H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I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J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E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F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G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H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I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J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E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F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G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H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I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J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E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F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G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H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I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J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Narrow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E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F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G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H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I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J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E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F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G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H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I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J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E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F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G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H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I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J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E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F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G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H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I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J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E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G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H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I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J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E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G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H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I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J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K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E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G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H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I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J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E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G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H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I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J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K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Widenin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E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F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G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H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I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J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E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F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G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H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I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J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E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F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G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H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I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J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F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G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H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I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F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G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H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I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F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G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H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I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Un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F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G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H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I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F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G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H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I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F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G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H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I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F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G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H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I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F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G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H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I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F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G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H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I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J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F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G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H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I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J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Un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F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G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H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I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J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F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G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H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I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J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E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F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G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H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I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J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E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F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G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H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I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J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E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F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G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H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I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J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E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F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G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H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I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J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K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ToTryCatc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E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F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G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H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I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J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Unchecked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E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I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J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K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ryCatchToThrowChecke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E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F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G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I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K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E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F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G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H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I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J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K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E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F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G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H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I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J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E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F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G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H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I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J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K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E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F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G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H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I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J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K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E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F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G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H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I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J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E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F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G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H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I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J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K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E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F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G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H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I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J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E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F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G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H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I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J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E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F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G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H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I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J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K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L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E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F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G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H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I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J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K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L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E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F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G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H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I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J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K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L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E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F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G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H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I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J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K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L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E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F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G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H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I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J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K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L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E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F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G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H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I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J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K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L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E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F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G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H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I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J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K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L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E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F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G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H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I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J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K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L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E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F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G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H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I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J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K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L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E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F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G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H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I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J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K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L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E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F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G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H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I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J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K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L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E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F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G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H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I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11" table:formula="of:= IF([.J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K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11" table:formula="of:= IF([.L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E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F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G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H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I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J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K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L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E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F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G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H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I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J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K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L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E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F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G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H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I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J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K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L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E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F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G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H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I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J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K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L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E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F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G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H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I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J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K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L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E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F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G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H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I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J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K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L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E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F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G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H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I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11" table:formula="of:= IF([.J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K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11" table:formula="of:= IF([.L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E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F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G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H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I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11" table:formula="of:= IF([.J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K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11" table:formula="of:= IF([.L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E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F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G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H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I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11" table:formula="of:= IF([.J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K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11" table:formula="of:= IF([.L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E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F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G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H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I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11" table:formula="of:= IF([.J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K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11" table:formula="of:= IF([.L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E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F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G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H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I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11" table:formula="of:= IF([.J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K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11" table:formula="of:= IF([.L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E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F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G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H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I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11" table:formula="of:= IF([.J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K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11" table:formula="of:= IF([.L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E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F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G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H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I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11" table:formula="of:= IF([.J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K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11" table:formula="of:= IF([.L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E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F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G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H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I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11" table:formula="of:= IF([.J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K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11" table:formula="of:= IF([.L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E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F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G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H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I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J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K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L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E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F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G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H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I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J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K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L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E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F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G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H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I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J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K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L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E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F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G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H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I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J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K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L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ToUpp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E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F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G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H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I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J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K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L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E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F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G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H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I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J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K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L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E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F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G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H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I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J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K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L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E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F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G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H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I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J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K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L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ToLow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E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F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G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H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I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J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K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L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E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F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G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H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I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J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K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L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E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F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G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H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I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J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K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L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E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F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G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H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I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J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K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L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E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F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G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H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I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J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K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L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ToUpp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E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F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G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H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I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J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K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L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E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F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G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H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I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J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K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L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E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F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G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H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I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J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K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L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ToLow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E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F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G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H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I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J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K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L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ContractSuperClassS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E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F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G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H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I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J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K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L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MethodMovedFromSuperClas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E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F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G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H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I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J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K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11" table:formula="of:= IF([.L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StopInheri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E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F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G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H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I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J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K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L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ContractSuperinterfaceS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E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F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G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H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I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J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K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11" table:formula="of:= IF([.L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ExpandSuperinterfaceS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11" table:formula="of:= IF([.E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F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G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H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I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J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K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11" table:formula="of:= IF([.L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StartInheri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E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F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G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H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I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J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K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L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StopInheri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E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F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11" table:formula="of:= IF([.G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H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I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J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K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L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E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F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G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H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I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J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K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11" table:formula="of:= IF([.L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ParamAd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E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F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G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H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I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J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K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L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Param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E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F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G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H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I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J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K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L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FieldConstan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E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F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G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H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I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J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K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11" table:formula="of:= IF([.L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Field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E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F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G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H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I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J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K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11" table:formula="of:= IF([.L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Abstract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E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F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G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11" table:formula="of:= IF([.H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I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J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K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L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Abstrac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E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F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G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H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I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J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K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11" table:formula="of:= IF([.L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E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F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G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H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I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J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K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11" table:formula="of:= IF([.L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ParamAd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E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F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G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H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I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J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K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L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Param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E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F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G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H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I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J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K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L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NestedClazz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E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F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G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H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I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J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K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11" table:formula="of:= IF([.L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Nested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E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F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G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H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I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J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K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L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Constan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E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F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11" table:formula="of:= IF([.G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H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I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J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K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11" table:formula="of:= IF([.L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E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F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G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11" table:formula="of:= IF([.H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I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J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K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L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Default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E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F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G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H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I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J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11" table:formula="of:= IF([.K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11" table:formula="of:= IF([.L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E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F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G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H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I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J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K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11" table:formula="of:= IF([.L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Param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E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F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G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H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I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J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K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L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E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F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G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H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I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J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K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L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Nested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E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F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G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H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I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J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K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L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ClazzNonAbstractToAbstrac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E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F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G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H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I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J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K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L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Clazz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E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F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G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H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I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J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K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L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E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F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G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11" table:formula="of:= IF([.H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I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J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K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L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NonStaticToSt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E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F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G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H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I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J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K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L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E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F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G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H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I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J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K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L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AbstractToAbstrac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E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F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G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H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I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J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K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L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E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F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G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H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I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J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K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L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NativeToNativ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E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F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G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H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I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J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K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L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StaticToSt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11" table:formula="of:= IF([.E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F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G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11" table:formula="of:= IF([.H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I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J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K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L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11" table:formula="of:= IF([.E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F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G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11" table:formula="of:= IF([.H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I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J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K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L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StrictfpToNonStrictf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E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F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G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H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I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J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K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L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NestedClazzNonStaticTo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E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F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G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H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I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11" table:formula="of:= IF([.J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K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11" table:formula="of:= IF([.L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NestedClazz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E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F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G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H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I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J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K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L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Clazz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E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F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G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H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I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J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K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11" table:formula="of:= IF([.L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ClazzToIfaz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E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F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G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H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I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J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K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L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E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F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11" table:formula="of:= IF([.G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H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I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J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K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11" table:formula="of:= IF([.L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IfazeToClas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E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F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G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H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I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J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K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L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8" office:value-type="string" calcext:value-type="string">
            <text:p>=</text:p>
          </table:table-cell>
          <table:table-cell table:style-name="ce8" table:number-columns-repeated="8"/>
          <table:table-cell table:style-name="ce12" table:formula="of:=COUNTIF([.M3:.M156];&quot;true&quot;)" office:value-type="float" office:value="89" calcext:value-type="float">
            <text:p>89</text:p>
          </table:table-cell>
          <table:table-cell table:style-name="ce12" table:formula="of:=COUNTIF([.N3:.N156];&quot;true&quot;)" office:value-type="float" office:value="111" calcext:value-type="float">
            <text:p>111</text:p>
          </table:table-cell>
          <table:table-cell table:style-name="ce12" table:formula="of:=COUNTIF([.O3:.O156];&quot;true&quot;)" office:value-type="float" office:value="92" calcext:value-type="float">
            <text:p>92</text:p>
          </table:table-cell>
          <table:table-cell table:style-name="ce12" table:formula="of:=COUNTIF([.P3:.P156];&quot;true&quot;)" office:value-type="float" office:value="94" calcext:value-type="float">
            <text:p>94</text:p>
          </table:table-cell>
          <table:table-cell table:style-name="ce12" table:formula="of:=COUNTIF([.Q3:.Q156];&quot;true&quot;)" office:value-type="float" office:value="101" calcext:value-type="float">
            <text:p>101</text:p>
          </table:table-cell>
          <table:table-cell table:style-name="ce12" table:formula="of:=COUNTIF([.R3:.R156];&quot;true&quot;)" office:value-type="float" office:value="150" calcext:value-type="float">
            <text:p>150</text:p>
          </table:table-cell>
          <table:table-cell table:style-name="ce12" table:formula="of:=COUNTIF([.S3:.S156];&quot;true&quot;)" office:value-type="float" office:value="105" calcext:value-type="float">
            <text:p>105</text:p>
          </table:table-cell>
          <table:table-cell table:style-name="ce12" table:formula="of:=COUNTIF([.T3:.T156];&quot;true&quot;)" office:value-type="float" office:value="127" calcext:value-type="float">
            <text:p>127</text:p>
          </table:table-cell>
          <table:table-cell table:style-name="ce12" table:formula="of:=COUNTIF([.U3:.U156];&quot;true&quot;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ce13" table:formula="of:=[.M157]/COUNTA([.M3:.M156])" office:value-type="percentage" office:value="0.577922077922078" calcext:value-type="percentage">
            <text:p>57.79%</text:p>
          </table:table-cell>
          <table:table-cell table:style-name="ce13" table:formula="of:=[.N157]/COUNTA([.N3:.N156])" office:value-type="percentage" office:value="0.720779220779221" calcext:value-type="percentage">
            <text:p>72.08%</text:p>
          </table:table-cell>
          <table:table-cell table:style-name="ce13" table:formula="of:=[.O157]/COUNTA([.O3:.O156])" office:value-type="percentage" office:value="0.597402597402597" calcext:value-type="percentage">
            <text:p>59.74%</text:p>
          </table:table-cell>
          <table:table-cell table:style-name="ce13" table:formula="of:=[.P157]/COUNTA([.P3:.P156])" office:value-type="percentage" office:value="0.61038961038961" calcext:value-type="percentage">
            <text:p>61.04%</text:p>
          </table:table-cell>
          <table:table-cell table:style-name="ce13" table:formula="of:=[.Q157]/COUNTA([.Q3:.Q156])" office:value-type="percentage" office:value="0.655844155844156" calcext:value-type="percentage">
            <text:p>65.58%</text:p>
          </table:table-cell>
          <table:table-cell table:style-name="ce13" table:formula="of:=[.R157]/COUNTA([.R3:.R156])" office:value-type="percentage" office:value="0.974025974025974" calcext:value-type="percentage">
            <text:p>97.40%</text:p>
          </table:table-cell>
          <table:table-cell table:style-name="ce13" table:formula="of:=[.S157]/COUNTA([.S3:.S156])" office:value-type="percentage" office:value="0.681818181818182" calcext:value-type="percentage">
            <text:p>68.18%</text:p>
          </table:table-cell>
          <table:table-cell table:style-name="ce13" table:formula="of:=[.T157]/COUNTA([.T3:.T156])" office:value-type="percentage" office:value="0.824675324675325" calcext:value-type="percentage">
            <text:p>82.47%</text:p>
          </table:table-cell>
          <table:table-cell table:style-name="ce13" table:formula="of:=[.U157]/COUNTA([.U3:.U156])" office:value-type="percentage" office:value="0.987012987012987" calcext:value-type="percentage">
            <text:p>98.70%</text:p>
          </table:table-cell>
          <table:table-cell table:number-columns-repeated="3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number-columns-repeated="11"/>
          <table:table-cell table:style-name="ce9"/>
          <table:table-cell table:style-name="ce14" office:value-type="string" calcext:value-type="string">
            <text:p>clirr</text:p>
          </table:table-cell>
          <table:table-cell table:style-name="ce14" office:value-type="string" calcext:value-type="string">
            <text:p>jacc</text:p>
          </table:table-cell>
          <table:table-cell table:style-name="ce14" office:value-type="string" calcext:value-type="string">
            <text:p>japicc</text:p>
          </table:table-cell>
          <table:table-cell table:style-name="ce14" office:value-type="string" calcext:value-type="string">
            <text:p>japiChecker</text:p>
          </table:table-cell>
          <table:table-cell table:style-name="ce14" office:value-type="string" calcext:value-type="string">
            <text:p>japicmp</text:p>
          </table:table-cell>
          <table:table-cell table:style-name="ce14" office:value-type="string" calcext:value-type="string">
            <text:p>japitool</text:p>
          </table:table-cell>
          <table:table-cell table:style-name="ce14" office:value-type="string" calcext:value-type="string">
            <text:p>jour</text:p>
          </table:table-cell>
          <table:table-cell table:style-name="ce14" office:value-type="string" calcext:value-type="string">
            <text:p>revapi</text:p>
          </table:table-cell>
          <table:table-cell table:style-name="ce14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 Modifiers</text:p>
          </table:table-cell>
          <table:table-cell table:number-columns-repeated="10"/>
          <table:table-cell table:style-name="ce7" office:value-type="string" calcext:value-type="string">
            <text:p>Access Modifiers</text:p>
          </table:table-cell>
          <table:table-cell table:style-name="ce15" table:formula="of:=COUNTIF([.M3:.M8];&quot;true&quot;)/COUNTA([.M3:.M8])" office:value-type="percentage" office:value="1" calcext:value-type="percentage">
            <text:p>100.00%</text:p>
          </table:table-cell>
          <table:table-cell table:style-name="ce15" table:formula="of:=COUNTIF([.N3:.N8];&quot;true&quot;)/COUNTA([.N3:.N8])" office:value-type="percentage" office:value="1" calcext:value-type="percentage">
            <text:p>100.00%</text:p>
          </table:table-cell>
          <table:table-cell table:style-name="ce15" table:formula="of:=COUNTIF([.O3:.O8];&quot;true&quot;)/COUNTA([.O3:.O8])" office:value-type="percentage" office:value="0.833333333333333" calcext:value-type="percentage">
            <text:p>83.33%</text:p>
          </table:table-cell>
          <table:table-cell table:style-name="ce15" table:formula="of:=COUNTIF([.P3:.P8];&quot;true&quot;)/COUNTA([.P3:.P8])" office:value-type="percentage" office:value="1" calcext:value-type="percentage">
            <text:p>100.00%</text:p>
          </table:table-cell>
          <table:table-cell table:style-name="ce15" table:formula="of:=COUNTIF([.Q3:.Q8];&quot;true&quot;)/COUNTA([.Q3:.Q8])" office:value-type="percentage" office:value="1" calcext:value-type="percentage">
            <text:p>100.00%</text:p>
          </table:table-cell>
          <table:table-cell table:style-name="ce15" table:formula="of:=COUNTIF([.R3:.R8];&quot;true&quot;)/COUNTA([.R3:.R8])" office:value-type="percentage" office:value="1" calcext:value-type="percentage">
            <text:p>100.00%</text:p>
          </table:table-cell>
          <table:table-cell table:style-name="ce15" table:formula="of:=COUNTIF([.S3:.S8];&quot;true&quot;)/COUNTA([.S3:.S8])" office:value-type="percentage" office:value="0.833333333333333" calcext:value-type="percentage">
            <text:p>83.33%</text:p>
          </table:table-cell>
          <table:table-cell table:style-name="ce15" table:formula="of:=COUNTIF([.T3:.T8];&quot;true&quot;)/COUNTA([.T3:.T8])" office:value-type="percentage" office:value="0.833333333333333" calcext:value-type="percentage">
            <text:p>83.33%</text:p>
          </table:table-cell>
          <table:table-cell table:style-name="ce15" table:formula="of:=COUNTIF([.U3:.U8];&quot;true&quot;)/COUNTA([.U3:.U8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 Types</text:p>
          </table:table-cell>
          <table:table-cell table:number-columns-repeated="10"/>
          <table:table-cell table:style-name="ce7" office:value-type="string" calcext:value-type="string">
            <text:p>Data Types</text:p>
          </table:table-cell>
          <table:table-cell table:style-name="ce15" table:formula="of:=COUNTIF([.M9:.M55];&quot;true&quot;)/COUNTA([.M9:.M55])" office:value-type="percentage" office:value="1" calcext:value-type="percentage">
            <text:p>100.00%</text:p>
          </table:table-cell>
          <table:table-cell table:style-name="ce15" table:formula="of:=COUNTIF([.N9:.N55];&quot;true&quot;)/COUNTA([.N9:.N55])" office:value-type="percentage" office:value="1" calcext:value-type="percentage">
            <text:p>100.00%</text:p>
          </table:table-cell>
          <table:table-cell table:style-name="ce15" table:formula="of:=COUNTIF([.O9:.O55];&quot;true&quot;)/COUNTA([.O9:.O55])" office:value-type="percentage" office:value="0.893617021276596" calcext:value-type="percentage">
            <text:p>89.36%</text:p>
          </table:table-cell>
          <table:table-cell table:style-name="ce15" table:formula="of:=COUNTIF([.P9:.P55];&quot;true&quot;)/COUNTA([.P9:.P55])" office:value-type="percentage" office:value="1" calcext:value-type="percentage">
            <text:p>100.00%</text:p>
          </table:table-cell>
          <table:table-cell table:style-name="ce15" table:formula="of:=COUNTIF([.Q9:.Q55];&quot;true&quot;)/COUNTA([.Q9:.Q55])" office:value-type="percentage" office:value="1" calcext:value-type="percentage">
            <text:p>100.00%</text:p>
          </table:table-cell>
          <table:table-cell table:style-name="ce15" table:formula="of:=COUNTIF([.R9:.R55];&quot;true&quot;)/COUNTA([.R9:.R55])" office:value-type="percentage" office:value="1" calcext:value-type="percentage">
            <text:p>100.00%</text:p>
          </table:table-cell>
          <table:table-cell table:style-name="ce15" table:formula="of:=COUNTIF([.S9:.S55];&quot;true&quot;)/COUNTA([.S9:.S55])" office:value-type="percentage" office:value="1" calcext:value-type="percentage">
            <text:p>100.00%</text:p>
          </table:table-cell>
          <table:table-cell table:style-name="ce15" table:formula="of:=COUNTIF([.T9:.T55];&quot;true&quot;)/COUNTA([.T9:.T55])" office:value-type="percentage" office:value="0.957446808510638" calcext:value-type="percentage">
            <text:p>95.74%</text:p>
          </table:table-cell>
          <table:table-cell table:style-name="ce15" table:formula="of:=COUNTIF([.U9:.U55];&quot;true&quot;)/COUNTA([.U9:.U55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s </text:p>
          </table:table-cell>
          <table:table-cell table:number-columns-repeated="10"/>
          <table:table-cell table:style-name="ce7" office:value-type="string" calcext:value-type="string">
            <text:p>Exceptions </text:p>
          </table:table-cell>
          <table:table-cell table:style-name="ce15" table:formula="of:=COUNTIF([.M56:.M62];&quot;true&quot;)/COUNTA([.M56:.M62])" office:value-type="percentage" office:value="0" calcext:value-type="percentage">
            <text:p>0.00%</text:p>
          </table:table-cell>
          <table:table-cell table:style-name="ce15" table:formula="of:=COUNTIF([.N56:.N62];&quot;true&quot;)/COUNTA([.N56:.N62])" office:value-type="percentage" office:value="0" calcext:value-type="percentage">
            <text:p>0.00%</text:p>
          </table:table-cell>
          <table:table-cell table:style-name="ce15" table:formula="of:=COUNTIF([.O56:.O62];&quot;true&quot;)/COUNTA([.O56:.O62])" office:value-type="percentage" office:value="1" calcext:value-type="percentage">
            <text:p>100.00%</text:p>
          </table:table-cell>
          <table:table-cell table:style-name="ce15" table:formula="of:=COUNTIF([.P56:.P62];&quot;true&quot;)/COUNTA([.P56:.P62])" office:value-type="percentage" office:value="1" calcext:value-type="percentage">
            <text:p>100.00%</text:p>
          </table:table-cell>
          <table:table-cell table:style-name="ce15" table:formula="of:=COUNTIF([.Q56:.Q62];&quot;true&quot;)/COUNTA([.Q56:.Q62])" office:value-type="percentage" office:value="1" calcext:value-type="percentage">
            <text:p>100.00%</text:p>
          </table:table-cell>
          <table:table-cell table:style-name="ce15" table:formula="of:=COUNTIF([.R56:.R62];&quot;true&quot;)/COUNTA([.R56:.R62])" office:value-type="percentage" office:value="1" calcext:value-type="percentage">
            <text:p>100.00%</text:p>
          </table:table-cell>
          <table:table-cell table:style-name="ce15" table:formula="of:=COUNTIF([.S56:.S62];&quot;true&quot;)/COUNTA([.S56:.S62])" office:value-type="percentage" office:value="1" calcext:value-type="percentage">
            <text:p>100.00%</text:p>
          </table:table-cell>
          <table:table-cell table:style-name="ce15" table:formula="of:=COUNTIF([.T56:.T62];&quot;true&quot;)/COUNTA([.T56:.T62])" office:value-type="percentage" office:value="0.714285714285714" calcext:value-type="percentage">
            <text:p>71.43%</text:p>
          </table:table-cell>
          <table:table-cell table:style-name="ce15" table:formula="of:=COUNTIF([.U56:.U62];&quot;true&quot;)/COUNTA([.U56:.U62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 </text:p>
          </table:table-cell>
          <table:table-cell table:number-columns-repeated="10"/>
          <table:table-cell table:style-name="ce7" office:value-type="string" calcext:value-type="string">
            <text:p>Generics </text:p>
          </table:table-cell>
          <table:table-cell table:style-name="ce15" table:formula="of:=COUNTIF([.M63:.M113];&quot;true&quot;)/COUNTA([.M63:.M113])" office:value-type="percentage" office:value="0" calcext:value-type="percentage">
            <text:p>0.00%</text:p>
          </table:table-cell>
          <table:table-cell table:style-name="ce15" table:formula="of:=COUNTIF([.N63:.N113];&quot;true&quot;)/COUNTA([.N63:.N113])" office:value-type="percentage" office:value="0.333333333333333" calcext:value-type="percentage">
            <text:p>33.33%</text:p>
          </table:table-cell>
          <table:table-cell table:style-name="ce15" table:formula="of:=COUNTIF([.O63:.O113];&quot;true&quot;)/COUNTA([.O63:.O113])" office:value-type="percentage" office:value="0.0588235294117647" calcext:value-type="percentage">
            <text:p>5.88%</text:p>
          </table:table-cell>
          <table:table-cell table:style-name="ce15" table:formula="of:=COUNTIF([.P63:.P113];&quot;true&quot;)/COUNTA([.P63:.P113])" office:value-type="percentage" office:value="0" calcext:value-type="percentage">
            <text:p>0.00%</text:p>
          </table:table-cell>
          <table:table-cell table:style-name="ce15" table:formula="of:=COUNTIF([.Q63:.Q113];&quot;true&quot;)/COUNTA([.Q63:.Q113])" office:value-type="percentage" office:value="0" calcext:value-type="percentage">
            <text:p>0.00%</text:p>
          </table:table-cell>
          <table:table-cell table:style-name="ce15" table:formula="of:=COUNTIF([.R63:.R113];&quot;true&quot;)/COUNTA([.R63:.R113])" office:value-type="percentage" office:value="1" calcext:value-type="percentage">
            <text:p>100.00%</text:p>
          </table:table-cell>
          <table:table-cell table:style-name="ce15" table:formula="of:=COUNTIF([.S63:.S113];&quot;true&quot;)/COUNTA([.S63:.S113])" office:value-type="percentage" office:value="0.176470588235294" calcext:value-type="percentage">
            <text:p>17.65%</text:p>
          </table:table-cell>
          <table:table-cell table:style-name="ce15" table:formula="of:=COUNTIF([.T63:.T113];&quot;true&quot;)/COUNTA([.T63:.T113])" office:value-type="percentage" office:value="1" calcext:value-type="percentage">
            <text:p>100.00%</text:p>
          </table:table-cell>
          <table:table-cell table:style-name="ce15" table:formula="of:=COUNTIF([.U63:.U113];&quot;true&quot;)/COUNTA([.U63:.U113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 </text:p>
          </table:table-cell>
          <table:table-cell table:number-columns-repeated="10"/>
          <table:table-cell table:style-name="ce7" office:value-type="string" calcext:value-type="string">
            <text:p>Inheritance </text:p>
          </table:table-cell>
          <table:table-cell table:style-name="ce15" table:formula="of:=COUNTIF([.M114:.M120];&quot;true&quot;)/COUNTA([.M114:.M120])" office:value-type="percentage" office:value="0.714285714285714" calcext:value-type="percentage">
            <text:p>71.43%</text:p>
          </table:table-cell>
          <table:table-cell table:style-name="ce15" table:formula="of:=COUNTIF([.N114:.N120];&quot;true&quot;)/COUNTA([.N114:.N120])" office:value-type="percentage" office:value="1" calcext:value-type="percentage">
            <text:p>100.00%</text:p>
          </table:table-cell>
          <table:table-cell table:style-name="ce15" table:formula="of:=COUNTIF([.O114:.O120];&quot;true&quot;)/COUNTA([.O114:.O120])" office:value-type="percentage" office:value="0.714285714285714" calcext:value-type="percentage">
            <text:p>71.43%</text:p>
          </table:table-cell>
          <table:table-cell table:style-name="ce15" table:formula="of:=COUNTIF([.P114:.P120];&quot;true&quot;)/COUNTA([.P114:.P120])" office:value-type="percentage" office:value="0.857142857142857" calcext:value-type="percentage">
            <text:p>85.71%</text:p>
          </table:table-cell>
          <table:table-cell table:style-name="ce15" table:formula="of:=COUNTIF([.Q114:.Q120];&quot;true&quot;)/COUNTA([.Q114:.Q120])" office:value-type="percentage" office:value="1" calcext:value-type="percentage">
            <text:p>100.00%</text:p>
          </table:table-cell>
          <table:table-cell table:style-name="ce15" table:formula="of:=COUNTIF([.R114:.R120];&quot;true&quot;)/COUNTA([.R114:.R120])" office:value-type="percentage" office:value="1" calcext:value-type="percentage">
            <text:p>100.00%</text:p>
          </table:table-cell>
          <table:table-cell table:style-name="ce15" table:formula="of:=COUNTIF([.S114:.S120];&quot;true&quot;)/COUNTA([.S114:.S120])" office:value-type="percentage" office:value="1" calcext:value-type="percentage">
            <text:p>100.00%</text:p>
          </table:table-cell>
          <table:table-cell table:style-name="ce15" table:formula="of:=COUNTIF([.T114:.T120];&quot;true&quot;)/COUNTA([.T114:.T120])" office:value-type="percentage" office:value="0.428571428571429" calcext:value-type="percentage">
            <text:p>42.86%</text:p>
          </table:table-cell>
          <table:table-cell table:style-name="ce15" table:formula="of:=COUNTIF([.U114:.U120];&quot;true&quot;)/COUNTA([.U114:.U12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 </text:p>
          </table:table-cell>
          <table:table-cell table:number-columns-repeated="10"/>
          <table:table-cell table:style-name="ce7" office:value-type="string" calcext:value-type="string">
            <text:p>Members </text:p>
          </table:table-cell>
          <table:table-cell table:style-name="ce15" table:formula="of:=COUNTIF([.M121:.M139];&quot;true&quot;)/COUNTA([.M121:.M139])" office:value-type="percentage" office:value="1" calcext:value-type="percentage">
            <text:p>100.00%</text:p>
          </table:table-cell>
          <table:table-cell table:style-name="ce15" table:formula="of:=COUNTIF([.N121:.N139];&quot;true&quot;)/COUNTA([.N121:.N139])" office:value-type="percentage" office:value="1" calcext:value-type="percentage">
            <text:p>100.00%</text:p>
          </table:table-cell>
          <table:table-cell table:style-name="ce15" table:formula="of:=COUNTIF([.O121:.O139];&quot;true&quot;)/COUNTA([.O121:.O139])" office:value-type="percentage" office:value="0.842105263157895" calcext:value-type="percentage">
            <text:p>84.21%</text:p>
          </table:table-cell>
          <table:table-cell table:style-name="ce15" table:formula="of:=COUNTIF([.P121:.P139];&quot;true&quot;)/COUNTA([.P121:.P139])" office:value-type="percentage" office:value="0.894736842105263" calcext:value-type="percentage">
            <text:p>89.47%</text:p>
          </table:table-cell>
          <table:table-cell table:style-name="ce15" table:formula="of:=COUNTIF([.Q121:.Q139];&quot;true&quot;)/COUNTA([.Q121:.Q139])" office:value-type="percentage" office:value="1" calcext:value-type="percentage">
            <text:p>100.00%</text:p>
          </table:table-cell>
          <table:table-cell table:style-name="ce15" table:formula="of:=COUNTIF([.R121:.R139];&quot;true&quot;)/COUNTA([.R121:.R139])" office:value-type="percentage" office:value="1" calcext:value-type="percentage">
            <text:p>100.00%</text:p>
          </table:table-cell>
          <table:table-cell table:style-name="ce15" table:formula="of:=COUNTIF([.S121:.S139];&quot;true&quot;)/COUNTA([.S121:.S139])" office:value-type="percentage" office:value="0.842105263157895" calcext:value-type="percentage">
            <text:p>84.21%</text:p>
          </table:table-cell>
          <table:table-cell table:style-name="ce15" table:formula="of:=COUNTIF([.T121:.T139];&quot;true&quot;)/COUNTA([.T121:.T139])" office:value-type="percentage" office:value="0.421052631578947" calcext:value-type="percentage">
            <text:p>42.11%</text:p>
          </table:table-cell>
          <table:table-cell table:style-name="ce15" table:formula="of:=COUNTIF([.U121:.U139];&quot;true&quot;)/COUNTA([.U121:.U139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 Modifiers</text:p>
          </table:table-cell>
          <table:table-cell table:number-columns-repeated="10"/>
          <table:table-cell table:style-name="ce7" office:value-type="string" calcext:value-type="string">
            <text:p>Other Modifiers</text:p>
          </table:table-cell>
          <table:table-cell table:style-name="ce15" table:formula="of:=COUNTIF([.M140:.M152];&quot;true&quot;)/COUNTA([.M140:.M152])" office:value-type="percentage" office:value="0.615384615384615" calcext:value-type="percentage">
            <text:p>61.54%</text:p>
          </table:table-cell>
          <table:table-cell table:style-name="ce15" table:formula="of:=COUNTIF([.N140:.N152];&quot;true&quot;)/COUNTA([.N140:.N152])" office:value-type="percentage" office:value="0.846153846153846" calcext:value-type="percentage">
            <text:p>84.62%</text:p>
          </table:table-cell>
          <table:table-cell table:style-name="ce15" table:formula="of:=COUNTIF([.O140:.O152];&quot;true&quot;)/COUNTA([.O140:.O152])" office:value-type="percentage" office:value="0.846153846153846" calcext:value-type="percentage">
            <text:p>84.62%</text:p>
          </table:table-cell>
          <table:table-cell table:style-name="ce15" table:formula="of:=COUNTIF([.P140:.P152];&quot;true&quot;)/COUNTA([.P140:.P152])" office:value-type="percentage" office:value="0.538461538461538" calcext:value-type="percentage">
            <text:p>53.85%</text:p>
          </table:table-cell>
          <table:table-cell table:style-name="ce15" table:formula="of:=COUNTIF([.Q140:.Q152];&quot;true&quot;)/COUNTA([.Q140:.Q152])" office:value-type="percentage" office:value="0.846153846153846" calcext:value-type="percentage">
            <text:p>84.62%</text:p>
          </table:table-cell>
          <table:table-cell table:style-name="ce15" table:formula="of:=COUNTIF([.R140:.R152];&quot;true&quot;)/COUNTA([.R140:.R152])" office:value-type="percentage" office:value="0.692307692307692" calcext:value-type="percentage">
            <text:p>69.23%</text:p>
          </table:table-cell>
          <table:table-cell table:style-name="ce15" table:formula="of:=COUNTIF([.S140:.S152];&quot;true&quot;)/COUNTA([.S140:.S152])" office:value-type="percentage" office:value="0.769230769230769" calcext:value-type="percentage">
            <text:p>76.92%</text:p>
          </table:table-cell>
          <table:table-cell table:style-name="ce15" table:formula="of:=COUNTIF([.T140:.T152];&quot;true&quot;)/COUNTA([.T140:.T152])" office:value-type="percentage" office:value="0.615384615384615" calcext:value-type="percentage">
            <text:p>61.54%</text:p>
          </table:table-cell>
          <table:table-cell table:style-name="ce15" table:formula="of:=COUNTIF([.U140:.U152];&quot;true&quot;)/COUNTA([.U140:.U152])" office:value-type="percentage" office:value="0.846153846153846" calcext:value-type="percentage">
            <text:p>84.62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s </text:p>
          </table:table-cell>
          <table:table-cell table:number-columns-repeated="10"/>
          <table:table-cell table:style-name="ce7" office:value-type="string" calcext:value-type="string">
            <text:p>Others </text:p>
          </table:table-cell>
          <table:table-cell table:style-name="ce15" table:formula="of:=COUNTIF([.M153:.M156];&quot;true&quot;)/COUNTA([.M153:.M156])" office:value-type="percentage" office:value="1" calcext:value-type="percentage">
            <text:p>100.00%</text:p>
          </table:table-cell>
          <table:table-cell table:style-name="ce15" table:formula="of:=COUNTIF([.N153:.N156];&quot;true&quot;)/COUNTA([.N153:.N156])" office:value-type="percentage" office:value="1" calcext:value-type="percentage">
            <text:p>100.00%</text:p>
          </table:table-cell>
          <table:table-cell table:style-name="ce15" table:formula="of:=COUNTIF([.O153:.O156];&quot;true&quot;)/COUNTA([.O153:.O156])" office:value-type="percentage" office:value="0.75" calcext:value-type="percentage">
            <text:p>75.00%</text:p>
          </table:table-cell>
          <table:table-cell table:style-name="ce15" table:formula="of:=COUNTIF([.P153:.P156];&quot;true&quot;)/COUNTA([.P153:.P156])" office:value-type="percentage" office:value="1" calcext:value-type="percentage">
            <text:p>100.00%</text:p>
          </table:table-cell>
          <table:table-cell table:style-name="ce15" table:formula="of:=COUNTIF([.Q153:.Q156];&quot;true&quot;)/COUNTA([.Q153:.Q156])" office:value-type="percentage" office:value="1" calcext:value-type="percentage">
            <text:p>100.00%</text:p>
          </table:table-cell>
          <table:table-cell table:style-name="ce15" table:formula="of:=COUNTIF([.R153:.R156];&quot;true&quot;)/COUNTA([.R153:.R156])" office:value-type="percentage" office:value="1" calcext:value-type="percentage">
            <text:p>100.00%</text:p>
          </table:table-cell>
          <table:table-cell table:style-name="ce15" table:formula="of:=COUNTIF([.S153:.S156];&quot;true&quot;)/COUNTA([.S153:.S156])" office:value-type="percentage" office:value="1" calcext:value-type="percentage">
            <text:p>100.00%</text:p>
          </table:table-cell>
          <table:table-cell table:style-name="ce15" table:formula="of:=COUNTIF([.T153:.T156];&quot;true&quot;)/COUNTA([.T153:.T156])" office:value-type="percentage" office:value="0.5" calcext:value-type="percentage">
            <text:p>50.00%</text:p>
          </table:table-cell>
          <table:table-cell table:style-name="ce15" table:formula="of:=COUNTIF([.U153:.U156];&quot;true&quot;)/COUNTA([.U153:.U156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9"/>
          <table:table-cell table:style-name="ce16" table:formula="of:=[.M158]" office:value-type="percentage" office:value="0.577922077922078" calcext:value-type="percentage">
            <text:p>57.79%</text:p>
          </table:table-cell>
          <table:table-cell table:style-name="ce16" table:formula="of:=[.N158]" office:value-type="percentage" office:value="0.720779220779221" calcext:value-type="percentage">
            <text:p>72.08%</text:p>
          </table:table-cell>
          <table:table-cell table:style-name="ce16" table:formula="of:=[.O158]" office:value-type="percentage" office:value="0.597402597402597" calcext:value-type="percentage">
            <text:p>59.74%</text:p>
          </table:table-cell>
          <table:table-cell table:style-name="ce16" table:formula="of:=[.P158]" office:value-type="percentage" office:value="0.61038961038961" calcext:value-type="percentage">
            <text:p>61.04%</text:p>
          </table:table-cell>
          <table:table-cell table:style-name="ce16" table:formula="of:=[.Q158]" office:value-type="percentage" office:value="0.655844155844156" calcext:value-type="percentage">
            <text:p>65.58%</text:p>
          </table:table-cell>
          <table:table-cell table:style-name="ce16" table:formula="of:=[.R158]" office:value-type="percentage" office:value="0.974025974025974" calcext:value-type="percentage">
            <text:p>97.40%</text:p>
          </table:table-cell>
          <table:table-cell table:style-name="ce16" table:formula="of:=[.S158]" office:value-type="percentage" office:value="0.681818181818182" calcext:value-type="percentage">
            <text:p>68.18%</text:p>
          </table:table-cell>
          <table:table-cell table:style-name="ce16" table:formula="of:=[.T158]" office:value-type="percentage" office:value="0.824675324675325" calcext:value-type="percentage">
            <text:p>82.47%</text:p>
          </table:table-cell>
          <table:table-cell table:style-name="ce16" table:formula="of:=[.U158]" office:value-type="percentage" office:value="0.987012987012987" calcext:value-type="percentage">
            <text:p>98.70%</text:p>
          </table:table-cell>
          <table:table-cell table:number-columns-repeated="3"/>
        </table:table-row>
        <table:table-row table:style-name="ro2" table:number-rows-repeated="2">
          <table:table-cell table:number-columns-repeated="24"/>
        </table:table-row>
        <table:table-row table:style-name="ro2" table:number-rows-repeated="8">
          <table:table-cell table:number-columns-repeated="12"/>
          <table:table-cell table:style-name="ce17" table:number-columns-repeated="9"/>
          <table:table-cell table:number-columns-repeated="3"/>
        </table:table-row>
        <table:table-row table:style-name="ro2" table:number-rows-repeated="104839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10" office:value-type="string" calcext:value-type="string">
            <text:p>Correct</text:p>
          </table:table-cell>
          <table:table-cell table:style-name="ce9" table:number-columns-repeated="8"/>
          <table:table-cell/>
          <table:table-cell office:value-type="string" calcext:value-type="string">
            <text:p>#test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ConstantWiden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F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11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I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K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11" table:formula="of:= IF([.E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11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] = 1; IF(OR([.$B5] = 0; [.$C5] = 0); &quot;true&quot;; &quot;false&quot;);  IF(AND([.$B5] = 1; [.$C5] = 1); &quot;true&quot;;&quot;false&quot;))" office:value-type="string" office:string-value="false" calcext:value-type="string">
            <text:p>false</text:p>
          </table:table-cell>
          <table:table-cell table:style-name="ce11" table:formula="of:= IF([.E5] = 1; IF(OR([.$B5] = 0; [.$C5] = 0); &quot;true&quot;; &quot;false&quot;);  IF(AND([.$B5] = 1; [.$C5] = 1); &quot;true&quot;;&quot;false&quot;))" office:value-type="string" office:string-value="false" calcext:value-type="string">
            <text:p>false</text:p>
          </table:table-cell>
          <table:table-cell table:style-name="ce11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I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11" table:formula="of:= IF([.E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11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11" table:formula="of:= IF([.E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11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I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K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11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ToTryCatc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E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F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J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Unchecked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11" table:formula="of:= IF([.E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11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I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K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11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E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F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G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H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J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E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F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G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H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I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J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E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F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G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H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J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E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F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G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H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I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J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E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F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G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H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J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E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F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G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H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J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E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F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G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H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J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E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F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G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H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J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E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F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G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H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J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E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F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G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H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J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E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F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G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H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J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E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F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G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H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I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J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E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G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H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I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J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E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F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G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H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I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J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E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F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G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H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I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J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E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F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G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H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I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J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E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G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H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I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J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E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G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H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I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J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E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F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G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H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I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J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E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F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G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H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I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J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E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F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G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H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I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J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E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F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G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H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I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J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E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F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G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H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I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J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E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F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G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H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I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J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E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F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G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H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I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J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E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F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G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H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I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J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E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F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G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H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I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J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E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G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H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I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J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E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G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H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I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J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K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E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G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H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I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J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E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G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H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I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J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K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E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F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G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H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I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J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E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F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G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H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I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J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E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F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G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H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I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J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11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F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11" table:formula="of:= IF([.G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11" table:formula="of:= IF([.H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11" table:formula="of:= IF([.I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Low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11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F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11" table:formula="of:= IF([.G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11" table:formula="of:= IF([.H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11" table:formula="of:= IF([.I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Lower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11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F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11" table:formula="of:= IF([.G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11" table:formula="of:= IF([.H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11" table:formula="of:= IF([.I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Low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11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F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11" table:formula="of:= IF([.G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11" table:formula="of:= IF([.H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11" table:formula="of:= IF([.I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LowerBoundsToUpp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11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F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11" table:formula="of:= IF([.G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11" table:formula="of:= IF([.H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11" table:formula="of:= IF([.I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Upp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11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F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11" table:formula="of:= IF([.G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11" table:formula="of:= IF([.H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11" table:formula="of:= IF([.I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Upp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11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F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11" table:formula="of:= IF([.G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11" table:formula="of:= IF([.H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11" table:formula="of:= IF([.I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Upper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11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F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11" table:formula="of:= IF([.G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11" table:formula="of:= IF([.H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11" table:formula="of:= IF([.I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UpperBoundsToLow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11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F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11" table:formula="of:= IF([.G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11" table:formula="of:= IF([.H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11" table:formula="of:= IF([.I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J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F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G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H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I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J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Low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F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G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H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I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J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Lower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F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G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H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I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J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Low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E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F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G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H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I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J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LowerBoundsToUpp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E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F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G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H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I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J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Upp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E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F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G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H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I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J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Upper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E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F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G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H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I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J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K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UpperBoundsToLow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E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F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G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H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I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J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IfazeExpandSuperinterfaceSe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E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I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J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K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IfazeStartInheri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E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F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G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I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K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FieldConstan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E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F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G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H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I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J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K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MethodAbstract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E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F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G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H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I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J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MethodAbstrac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E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F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G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H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I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J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K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Constan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E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F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G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H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I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J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K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E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F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G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H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I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J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E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F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G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H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I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J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K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Param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E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F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G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H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I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J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E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F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G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H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I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J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8" office:value-type="string" calcext:value-type="string">
            <text:p>=</text:p>
          </table:table-cell>
          <table:table-cell table:style-name="ce8" table:number-columns-repeated="8"/>
          <table:table-cell table:style-name="ce12" table:formula="of:=COUNTIF([.M3:.M70];&quot;true&quot;)" office:value-type="float" office:value="9" calcext:value-type="float">
            <text:p>9</text:p>
          </table:table-cell>
          <table:table-cell table:style-name="ce12" table:formula="of:=COUNTIF([.N3:.N70];&quot;true&quot;)" office:value-type="float" office:value="28" calcext:value-type="float">
            <text:p>28</text:p>
          </table:table-cell>
          <table:table-cell table:style-name="ce12" table:formula="of:=COUNTIF([.O3:.O70];&quot;true&quot;)" office:value-type="float" office:value="17" calcext:value-type="float">
            <text:p>17</text:p>
          </table:table-cell>
          <table:table-cell table:style-name="ce12" table:formula="of:=COUNTIF([.P3:.P70];&quot;true&quot;)" office:value-type="float" office:value="14" calcext:value-type="float">
            <text:p>14</text:p>
          </table:table-cell>
          <table:table-cell table:style-name="ce12" table:formula="of:=COUNTIF([.Q3:.Q70];&quot;true&quot;)" office:value-type="float" office:value="17" calcext:value-type="float">
            <text:p>17</text:p>
          </table:table-cell>
          <table:table-cell table:style-name="ce12" table:formula="of:=COUNTIF([.R3:.R70];&quot;true&quot;)" office:value-type="float" office:value="68" calcext:value-type="float">
            <text:p>68</text:p>
          </table:table-cell>
          <table:table-cell table:style-name="ce12" table:formula="of:=COUNTIF([.S3:.S70];&quot;true&quot;)" office:value-type="float" office:value="26" calcext:value-type="float">
            <text:p>26</text:p>
          </table:table-cell>
          <table:table-cell table:style-name="ce12" table:formula="of:=COUNTIF([.T3:.T70];&quot;true&quot;)" office:value-type="float" office:value="60" calcext:value-type="float">
            <text:p>60</text:p>
          </table:table-cell>
          <table:table-cell table:style-name="ce12" table:formula="of:=COUNTIF([.U3:.U70];&quot;true&quot;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ce13" table:formula="of:=[.M71]/COUNTA([.M3:.M70])" office:value-type="percentage" office:value="0.132352941176471" calcext:value-type="percentage">
            <text:p>13.24%</text:p>
          </table:table-cell>
          <table:table-cell table:style-name="ce13" table:formula="of:=[.N71]/COUNTA([.N3:.N70])" office:value-type="percentage" office:value="0.411764705882353" calcext:value-type="percentage">
            <text:p>41.18%</text:p>
          </table:table-cell>
          <table:table-cell table:style-name="ce13" table:formula="of:=[.O71]/COUNTA([.O3:.O70])" office:value-type="percentage" office:value="0.25" calcext:value-type="percentage">
            <text:p>25.00%</text:p>
          </table:table-cell>
          <table:table-cell table:style-name="ce13" table:formula="of:=[.P71]/COUNTA([.P3:.P70])" office:value-type="percentage" office:value="0.205882352941176" calcext:value-type="percentage">
            <text:p>20.59%</text:p>
          </table:table-cell>
          <table:table-cell table:style-name="ce13" table:formula="of:=[.Q71]/COUNTA([.Q3:.Q70])" office:value-type="percentage" office:value="0.25" calcext:value-type="percentage">
            <text:p>25.00%</text:p>
          </table:table-cell>
          <table:table-cell table:style-name="ce13" table:formula="of:=[.R71]/COUNTA([.R3:.R70])" office:value-type="percentage" office:value="1" calcext:value-type="percentage">
            <text:p>100.00%</text:p>
          </table:table-cell>
          <table:table-cell table:style-name="ce13" table:formula="of:=[.S71]/COUNTA([.S3:.S70])" office:value-type="percentage" office:value="0.382352941176471" calcext:value-type="percentage">
            <text:p>38.24%</text:p>
          </table:table-cell>
          <table:table-cell table:style-name="ce13" table:formula="of:=[.T71]/COUNTA([.T3:.T70])" office:value-type="percentage" office:value="0.882352941176471" calcext:value-type="percentage">
            <text:p>88.24%</text:p>
          </table:table-cell>
          <table:table-cell table:style-name="ce13" table:formula="of:=[.U71]/COUNTA([.U3:.U7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number-columns-repeated="11"/>
          <table:table-cell table:style-name="ce9"/>
          <table:table-cell table:style-name="ce14" office:value-type="string" calcext:value-type="string">
            <text:p>clirr</text:p>
          </table:table-cell>
          <table:table-cell table:style-name="ce14" office:value-type="string" calcext:value-type="string">
            <text:p>jacc</text:p>
          </table:table-cell>
          <table:table-cell table:style-name="ce14" office:value-type="string" calcext:value-type="string">
            <text:p>japicc</text:p>
          </table:table-cell>
          <table:table-cell table:style-name="ce14" office:value-type="string" calcext:value-type="string">
            <text:p>japiChecker</text:p>
          </table:table-cell>
          <table:table-cell table:style-name="ce14" office:value-type="string" calcext:value-type="string">
            <text:p>japicmp</text:p>
          </table:table-cell>
          <table:table-cell table:style-name="ce14" office:value-type="string" calcext:value-type="string">
            <text:p>japitool</text:p>
          </table:table-cell>
          <table:table-cell table:style-name="ce14" office:value-type="string" calcext:value-type="string">
            <text:p>jour</text:p>
          </table:table-cell>
          <table:table-cell table:style-name="ce14" office:value-type="string" calcext:value-type="string">
            <text:p>revapi</text:p>
          </table:table-cell>
          <table:table-cell table:style-name="ce14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 Types</text:p>
          </table:table-cell>
          <table:table-cell table:number-columns-repeated="10"/>
          <table:table-cell table:style-name="ce7" office:value-type="string" calcext:value-type="string">
            <text:p>Data Types</text:p>
          </table:table-cell>
          <table:table-cell table:style-name="ce15" table:formula="of:=COUNTIF([.M3:.M3];&quot;true&quot;)/COUNTA([.M3:.M33])" office:value-type="percentage" office:value="0.032258064516129" calcext:value-type="percentage">
            <text:p>3.23%</text:p>
          </table:table-cell>
          <table:table-cell table:style-name="ce15" table:formula="of:=COUNTIF([.N3:.N3];&quot;true&quot;)/COUNTA([.N3:.N33])" office:value-type="percentage" office:value="0.032258064516129" calcext:value-type="percentage">
            <text:p>3.23%</text:p>
          </table:table-cell>
          <table:table-cell table:style-name="ce15" table:formula="of:=COUNTIF([.O3:.O3];&quot;true&quot;)/COUNTA([.O3:.O33])" office:value-type="percentage" office:value="0" calcext:value-type="percentage">
            <text:p>0.00%</text:p>
          </table:table-cell>
          <table:table-cell table:style-name="ce15" table:formula="of:=COUNTIF([.P3:.P3];&quot;true&quot;)/COUNTA([.P3:.P33])" office:value-type="percentage" office:value="0.032258064516129" calcext:value-type="percentage">
            <text:p>3.23%</text:p>
          </table:table-cell>
          <table:table-cell table:style-name="ce15" table:formula="of:=COUNTIF([.Q3:.Q3];&quot;true&quot;)/COUNTA([.Q3:.Q33])" office:value-type="percentage" office:value="0.032258064516129" calcext:value-type="percentage">
            <text:p>3.23%</text:p>
          </table:table-cell>
          <table:table-cell table:style-name="ce15" table:formula="of:=COUNTIF([.R3:.R3];&quot;true&quot;)/COUNTA([.R3:.R33])" office:value-type="percentage" office:value="0.032258064516129" calcext:value-type="percentage">
            <text:p>3.23%</text:p>
          </table:table-cell>
          <table:table-cell table:style-name="ce15" table:formula="of:=COUNTIF([.S3:.S3];&quot;true&quot;)/COUNTA([.S3:.S33])" office:value-type="percentage" office:value="0.032258064516129" calcext:value-type="percentage">
            <text:p>3.23%</text:p>
          </table:table-cell>
          <table:table-cell table:style-name="ce15" table:formula="of:=COUNTIF([.T3:.T3];&quot;true&quot;)/COUNTA([.T3:.T33])" office:value-type="percentage" office:value="0.032258064516129" calcext:value-type="percentage">
            <text:p>3.23%</text:p>
          </table:table-cell>
          <table:table-cell table:style-name="ce15" table:formula="of:=COUNTIF([.U3:.U3];&quot;true&quot;)/COUNTA([.U3:.U33])" office:value-type="percentage" office:value="0.032258064516129" calcext:value-type="percentage">
            <text:p>3.2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s </text:p>
          </table:table-cell>
          <table:table-cell table:number-columns-repeated="10"/>
          <table:table-cell table:style-name="ce7" office:value-type="string" calcext:value-type="string">
            <text:p>Exceptions </text:p>
          </table:table-cell>
          <table:table-cell table:style-name="ce15" table:formula="of:=COUNTIF([.M4:.M9];&quot;true&quot;)/COUNTA([.M4:.M9])" office:value-type="percentage" office:value="0" calcext:value-type="percentage">
            <text:p>0.00%</text:p>
          </table:table-cell>
          <table:table-cell table:style-name="ce15" table:formula="of:=COUNTIF([.N4:.N9];&quot;true&quot;)/COUNTA([.N4:.N9])" office:value-type="percentage" office:value="0" calcext:value-type="percentage">
            <text:p>0.00%</text:p>
          </table:table-cell>
          <table:table-cell table:style-name="ce15" table:formula="of:=COUNTIF([.O4:.O9];&quot;true&quot;)/COUNTA([.O4:.O9])" office:value-type="percentage" office:value="1" calcext:value-type="percentage">
            <text:p>100.00%</text:p>
          </table:table-cell>
          <table:table-cell table:style-name="ce15" table:formula="of:=COUNTIF([.P4:.P9];&quot;true&quot;)/COUNTA([.P4:.P9])" office:value-type="percentage" office:value="1" calcext:value-type="percentage">
            <text:p>100.00%</text:p>
          </table:table-cell>
          <table:table-cell table:style-name="ce15" table:formula="of:=COUNTIF([.Q4:.Q9];&quot;true&quot;)/COUNTA([.Q4:.Q9])" office:value-type="percentage" office:value="1" calcext:value-type="percentage">
            <text:p>100.00%</text:p>
          </table:table-cell>
          <table:table-cell table:style-name="ce15" table:formula="of:=COUNTIF([.R4:.R9];&quot;true&quot;)/COUNTA([.R4:.R9])" office:value-type="percentage" office:value="1" calcext:value-type="percentage">
            <text:p>100.00%</text:p>
          </table:table-cell>
          <table:table-cell table:style-name="ce15" table:formula="of:=COUNTIF([.S4:.S9];&quot;true&quot;)/COUNTA([.S4:.S9])" office:value-type="percentage" office:value="1" calcext:value-type="percentage">
            <text:p>100.00%</text:p>
          </table:table-cell>
          <table:table-cell table:style-name="ce15" table:formula="of:=COUNTIF([.T4:.T9];&quot;true&quot;)/COUNTA([.T4:.T9])" office:value-type="percentage" office:value="0.666666666666667" calcext:value-type="percentage">
            <text:p>66.67%</text:p>
          </table:table-cell>
          <table:table-cell table:style-name="ce15" table:formula="of:=COUNTIF([.U4:.U9];&quot;true&quot;)/COUNTA([.U4:.U9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 </text:p>
          </table:table-cell>
          <table:table-cell table:number-columns-repeated="10"/>
          <table:table-cell table:style-name="ce7" office:value-type="string" calcext:value-type="string">
            <text:p>Generics </text:p>
          </table:table-cell>
          <table:table-cell table:style-name="ce15" table:formula="of:=COUNTIF([.M10:.M60];&quot;true&quot;)/COUNTA([.M10:.M60])" office:value-type="percentage" office:value="0" calcext:value-type="percentage">
            <text:p>0.00%</text:p>
          </table:table-cell>
          <table:table-cell table:style-name="ce15" table:formula="of:=COUNTIF([.N10:.N60];&quot;true&quot;)/COUNTA([.N10:.N60])" office:value-type="percentage" office:value="0.333333333333333" calcext:value-type="percentage">
            <text:p>33.33%</text:p>
          </table:table-cell>
          <table:table-cell table:style-name="ce15" table:formula="of:=COUNTIF([.O10:.O60];&quot;true&quot;)/COUNTA([.O10:.O60])" office:value-type="percentage" office:value="0.0588235294117647" calcext:value-type="percentage">
            <text:p>5.88%</text:p>
          </table:table-cell>
          <table:table-cell table:style-name="ce15" table:formula="of:=COUNTIF([.P10:.P60];&quot;true&quot;)/COUNTA([.P10:.P60])" office:value-type="percentage" office:value="0" calcext:value-type="percentage">
            <text:p>0.00%</text:p>
          </table:table-cell>
          <table:table-cell table:style-name="ce15" table:formula="of:=COUNTIF([.Q10:.Q60];&quot;true&quot;)/COUNTA([.Q10:.Q60])" office:value-type="percentage" office:value="0" calcext:value-type="percentage">
            <text:p>0.00%</text:p>
          </table:table-cell>
          <table:table-cell table:style-name="ce15" table:formula="of:=COUNTIF([.R10:.R60];&quot;true&quot;)/COUNTA([.R10:.R60])" office:value-type="percentage" office:value="1" calcext:value-type="percentage">
            <text:p>100.00%</text:p>
          </table:table-cell>
          <table:table-cell table:style-name="ce15" table:formula="of:=COUNTIF([.S10:.S60];&quot;true&quot;)/COUNTA([.S10:.S60])" office:value-type="percentage" office:value="0.176470588235294" calcext:value-type="percentage">
            <text:p>17.65%</text:p>
          </table:table-cell>
          <table:table-cell table:style-name="ce15" table:formula="of:=COUNTIF([.T10:.T60];&quot;true&quot;)/COUNTA([.T10:.T60])" office:value-type="percentage" office:value="1" calcext:value-type="percentage">
            <text:p>100.00%</text:p>
          </table:table-cell>
          <table:table-cell table:style-name="ce15" table:formula="of:=COUNTIF([.U10:.U60];&quot;true&quot;)/COUNTA([.U10:.U6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 </text:p>
          </table:table-cell>
          <table:table-cell table:number-columns-repeated="10"/>
          <table:table-cell table:style-name="ce7" office:value-type="string" calcext:value-type="string">
            <text:p>Inheritance </text:p>
          </table:table-cell>
          <table:table-cell table:style-name="ce15" table:formula="of:=COUNTIF([.M61:.M62];&quot;true&quot;)/COUNTA([.M61:.M62])" office:value-type="percentage" office:value="0" calcext:value-type="percentage">
            <text:p>0.00%</text:p>
          </table:table-cell>
          <table:table-cell table:style-name="ce15" table:formula="of:=COUNTIF([.N61:.N62];&quot;true&quot;)/COUNTA([.N61:.N62])" office:value-type="percentage" office:value="1" calcext:value-type="percentage">
            <text:p>100.00%</text:p>
          </table:table-cell>
          <table:table-cell table:style-name="ce15" table:formula="of:=COUNTIF([.O61:.O62];&quot;true&quot;)/COUNTA([.O61:.O62])" office:value-type="percentage" office:value="0.5" calcext:value-type="percentage">
            <text:p>50.00%</text:p>
          </table:table-cell>
          <table:table-cell table:style-name="ce15" table:formula="of:=COUNTIF([.P61:.P62];&quot;true&quot;)/COUNTA([.P61:.P62])" office:value-type="percentage" office:value="0.5" calcext:value-type="percentage">
            <text:p>50.00%</text:p>
          </table:table-cell>
          <table:table-cell table:style-name="ce15" table:formula="of:=COUNTIF([.Q61:.Q62];&quot;true&quot;)/COUNTA([.Q61:.Q62])" office:value-type="percentage" office:value="1" calcext:value-type="percentage">
            <text:p>100.00%</text:p>
          </table:table-cell>
          <table:table-cell table:style-name="ce15" table:formula="of:=COUNTIF([.R61:.R62];&quot;true&quot;)/COUNTA([.R61:.R62])" office:value-type="percentage" office:value="1" calcext:value-type="percentage">
            <text:p>100.00%</text:p>
          </table:table-cell>
          <table:table-cell table:style-name="ce15" table:formula="of:=COUNTIF([.S61:.S62];&quot;true&quot;)/COUNTA([.S61:.S62])" office:value-type="percentage" office:value="1" calcext:value-type="percentage">
            <text:p>100.00%</text:p>
          </table:table-cell>
          <table:table-cell table:style-name="ce15" table:formula="of:=COUNTIF([.T61:.T62];&quot;true&quot;)/COUNTA([.T61:.T62])" office:value-type="percentage" office:value="0" calcext:value-type="percentage">
            <text:p>0.00%</text:p>
          </table:table-cell>
          <table:table-cell table:style-name="ce15" table:formula="of:=COUNTIF([.U61:.U62];&quot;true&quot;)/COUNTA([.U61:.U62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 </text:p>
          </table:table-cell>
          <table:table-cell table:number-columns-repeated="10"/>
          <table:table-cell table:style-name="ce7" office:value-type="string" calcext:value-type="string">
            <text:p>Members </text:p>
          </table:table-cell>
          <table:table-cell table:style-name="ce15" table:formula="of:=COUNTIF([.M63:.M70];&quot;true&quot;)/COUNTA([.M63:.M70])" office:value-type="percentage" office:value="1" calcext:value-type="percentage">
            <text:p>100.00%</text:p>
          </table:table-cell>
          <table:table-cell table:style-name="ce15" table:formula="of:=COUNTIF([.N63:.N70];&quot;true&quot;)/COUNTA([.N63:.N70])" office:value-type="percentage" office:value="1" calcext:value-type="percentage">
            <text:p>100.00%</text:p>
          </table:table-cell>
          <table:table-cell table:style-name="ce15" table:formula="of:=COUNTIF([.O63:.O70];&quot;true&quot;)/COUNTA([.O63:.O70])" office:value-type="percentage" office:value="0.875" calcext:value-type="percentage">
            <text:p>87.50%</text:p>
          </table:table-cell>
          <table:table-cell table:style-name="ce15" table:formula="of:=COUNTIF([.P63:.P70];&quot;true&quot;)/COUNTA([.P63:.P70])" office:value-type="percentage" office:value="0.75" calcext:value-type="percentage">
            <text:p>75.00%</text:p>
          </table:table-cell>
          <table:table-cell table:style-name="ce15" table:formula="of:=COUNTIF([.Q63:.Q70];&quot;true&quot;)/COUNTA([.Q63:.Q70])" office:value-type="percentage" office:value="1" calcext:value-type="percentage">
            <text:p>100.00%</text:p>
          </table:table-cell>
          <table:table-cell table:style-name="ce15" table:formula="of:=COUNTIF([.R63:.R70];&quot;true&quot;)/COUNTA([.R63:.R70])" office:value-type="percentage" office:value="1" calcext:value-type="percentage">
            <text:p>100.00%</text:p>
          </table:table-cell>
          <table:table-cell table:style-name="ce15" table:formula="of:=COUNTIF([.S63:.S70];&quot;true&quot;)/COUNTA([.S63:.S70])" office:value-type="percentage" office:value="1" calcext:value-type="percentage">
            <text:p>100.00%</text:p>
          </table:table-cell>
          <table:table-cell table:style-name="ce15" table:formula="of:=COUNTIF([.T63:.T70];&quot;true&quot;)/COUNTA([.T63:.T70])" office:value-type="percentage" office:value="0.5" calcext:value-type="percentage">
            <text:p>50.00%</text:p>
          </table:table-cell>
          <table:table-cell table:style-name="ce15" table:formula="of:=COUNTIF([.U63:.U70];&quot;true&quot;)/COUNTA([.U63:.U7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9"/>
          <table:table-cell table:style-name="ce16" table:formula="of:=[.M72]" office:value-type="percentage" office:value="0.132352941176471" calcext:value-type="percentage">
            <text:p>13.24%</text:p>
          </table:table-cell>
          <table:table-cell table:style-name="ce16" table:formula="of:=[.N72]" office:value-type="percentage" office:value="0.411764705882353" calcext:value-type="percentage">
            <text:p>41.18%</text:p>
          </table:table-cell>
          <table:table-cell table:style-name="ce16" table:formula="of:=[.O72]" office:value-type="percentage" office:value="0.25" calcext:value-type="percentage">
            <text:p>25.00%</text:p>
          </table:table-cell>
          <table:table-cell table:style-name="ce16" table:formula="of:=[.P72]" office:value-type="percentage" office:value="0.205882352941176" calcext:value-type="percentage">
            <text:p>20.59%</text:p>
          </table:table-cell>
          <table:table-cell table:style-name="ce16" table:formula="of:=[.Q72]" office:value-type="percentage" office:value="0.25" calcext:value-type="percentage">
            <text:p>25.00%</text:p>
          </table:table-cell>
          <table:table-cell table:style-name="ce16" table:formula="of:=[.R72]" office:value-type="percentage" office:value="1" calcext:value-type="percentage">
            <text:p>100.00%</text:p>
          </table:table-cell>
          <table:table-cell table:style-name="ce16" table:formula="of:=[.S72]" office:value-type="percentage" office:value="0.382352941176471" calcext:value-type="percentage">
            <text:p>38.24%</text:p>
          </table:table-cell>
          <table:table-cell table:style-name="ce16" table:formula="of:=[.T72]" office:value-type="percentage" office:value="0.882352941176471" calcext:value-type="percentage">
            <text:p>88.24%</text:p>
          </table:table-cell>
          <table:table-cell table:style-name="ce16" table:formula="of:=[.U72]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 table:number-rows-repeated="2">
          <table:table-cell table:number-columns-repeated="24"/>
        </table:table-row>
        <table:table-row table:style-name="ro2" table:number-rows-repeated="8">
          <table:table-cell table:number-columns-repeated="12"/>
          <table:table-cell table:style-name="ce17" table:number-columns-repeated="9"/>
          <table:table-cell table:number-columns-repeated="3"/>
        </table:table-row>
        <table:table-row table:style-name="ro2" table:number-rows-repeated="1048483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binary+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10" office:value-type="string" calcext:value-type="string">
            <text:p>Correct</text:p>
          </table:table-cell>
          <table:table-cell table:style-name="ce9" table:number-columns-repeated="8"/>
          <table:table-cell/>
          <table:table-cell office:value-type="string" calcext:value-type="string">
            <text:p>#test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accessModifierClazz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I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K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11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accessModifierClazzConstructor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E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accessModifierClazzField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I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accessModifierClazzMethod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E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accessModifierClazzNestedClazz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I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accessModifierClazzNestedIfaze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F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J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I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Gener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E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G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H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J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I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J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Narrow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E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F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G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H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J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Speci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F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I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J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G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H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J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Widen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H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J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H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J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H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J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H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J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Narrow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F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H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J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F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H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J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I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J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Widen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E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G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H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I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J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G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I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J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Gener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E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F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G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H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I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J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E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F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G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H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I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J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Narrow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E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G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H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I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J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Speci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E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G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H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I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J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E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F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G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H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I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J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Widen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E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F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G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H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I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J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E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F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G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H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I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J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E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F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G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H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I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J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E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F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G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H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I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J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Narrow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E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F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G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H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I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J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E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F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G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H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I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J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E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F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G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H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I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J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Widen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E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F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G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H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I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J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Constant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E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G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H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I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J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Constant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E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G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H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I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J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K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Constant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E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G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H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I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J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Constant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E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G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H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I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J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K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ParamBox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E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F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G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H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I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J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Param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E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F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G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H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I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J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Param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E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F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G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H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I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J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ParamNarrow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F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G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H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I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ParamSpeci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F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G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H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I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ParamUnbox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F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G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H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I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ParamWiden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F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G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H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I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ReturnTypeBox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F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G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H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I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ReturnType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F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G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H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I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ReturnType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F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G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H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I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ReturnTypeNarrow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F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G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H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I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ReturnTypeSpeci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F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G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H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I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J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ReturnTypeUnbox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F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G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H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I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J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MethodReturnTypeWiden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F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G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H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I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J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ryCatchToThrowChecke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E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F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G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H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I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J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ClazzContractSuperClassSe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E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F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G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H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I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J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ClazzMethodMovedFromSuperClas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E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F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G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H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I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J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K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ClazzStopInheri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E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F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G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H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I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J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IfazeContractSuperinterfaceSe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E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F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G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H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I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J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K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IfazeStopInheri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E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F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G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H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I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J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Constructor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E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I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J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K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ConstructorParamAd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E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F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G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I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K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ConstructorParam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E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F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G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H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I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J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K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Field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E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F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G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H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I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J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K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Method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E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F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G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H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I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J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K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MethodParamAd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E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F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G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H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I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J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K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MethodParam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E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F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G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H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I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J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NestedClazz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E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F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G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H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I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J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K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NestedIfaze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E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F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G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H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I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J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K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Default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E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F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G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H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I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J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K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NestedIfaze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E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F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G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H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I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J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K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L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ClazzNonAbstractToAbstrac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E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F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G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H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I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J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K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L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ClazzNonFinalToFin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E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F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G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H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I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J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K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L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FieldNonFinalToFin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E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F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G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H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I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J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K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L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FieldNonStaticToSta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E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F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G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H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I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J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K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L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FieldStaticToNonStati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E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F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G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H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I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J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K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L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NonAbstractToAbstrac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E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F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G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H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I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J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K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L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NonFinalToFin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E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F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G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H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I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J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K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L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NonNativeToNativ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E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F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G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H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I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J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K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L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NonStaticToSta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E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F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G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H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I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J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K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L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StaticToNonStati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E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F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G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H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I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J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K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L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StrictfpToNonStrictf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E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F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G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H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I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J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K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L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NestedClazzNonStaticToStati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E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F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G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H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I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J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K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L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NestedClazzStaticToNonStati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E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F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G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H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I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J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K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L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otherClazz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E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F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G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H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I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J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K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L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otherClazzToIfa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E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F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G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H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I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J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K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L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otherIfaze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E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F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G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H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I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J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K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L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otherIfazeToClas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E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F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G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H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I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J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K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L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8" office:value-type="string" calcext:value-type="string">
            <text:p>=</text:p>
          </table:table-cell>
          <table:table-cell table:style-name="ce8" table:number-columns-repeated="8"/>
          <table:table-cell table:style-name="ce12" table:formula="of:=COUNTIF([.M3:.M88];&quot;true&quot;)" office:value-type="float" office:value="80" calcext:value-type="float">
            <text:p>80</text:p>
          </table:table-cell>
          <table:table-cell table:style-name="ce12" table:formula="of:=COUNTIF([.N3:.N88];&quot;true&quot;)" office:value-type="float" office:value="83" calcext:value-type="float">
            <text:p>83</text:p>
          </table:table-cell>
          <table:table-cell table:style-name="ce12" table:formula="of:=COUNTIF([.O3:.O88];&quot;true&quot;)" office:value-type="float" office:value="75" calcext:value-type="float">
            <text:p>75</text:p>
          </table:table-cell>
          <table:table-cell table:style-name="ce12" table:formula="of:=COUNTIF([.P3:.P88];&quot;true&quot;)" office:value-type="float" office:value="80" calcext:value-type="float">
            <text:p>80</text:p>
          </table:table-cell>
          <table:table-cell table:style-name="ce12" table:formula="of:=COUNTIF([.Q3:.Q88];&quot;true&quot;)" office:value-type="float" office:value="84" calcext:value-type="float">
            <text:p>84</text:p>
          </table:table-cell>
          <table:table-cell table:style-name="ce12" table:formula="of:=COUNTIF([.R3:.R88];&quot;true&quot;)" office:value-type="float" office:value="82" calcext:value-type="float">
            <text:p>82</text:p>
          </table:table-cell>
          <table:table-cell table:style-name="ce12" table:formula="of:=COUNTIF([.S3:.S88];&quot;true&quot;)" office:value-type="float" office:value="79" calcext:value-type="float">
            <text:p>79</text:p>
          </table:table-cell>
          <table:table-cell table:style-name="ce12" table:formula="of:=COUNTIF([.T3:.T88];&quot;true&quot;)" office:value-type="float" office:value="67" calcext:value-type="float">
            <text:p>67</text:p>
          </table:table-cell>
          <table:table-cell table:style-name="ce12" table:formula="of:=COUNTIF([.U3:.U88];&quot;true&quot;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ce13" table:formula="of:=[.M89]/COUNTA([.M3:.M88])" office:value-type="percentage" office:value="0.930232558139535" calcext:value-type="percentage">
            <text:p>93.02%</text:p>
          </table:table-cell>
          <table:table-cell table:style-name="ce13" table:formula="of:=[.N89]/COUNTA([.N3:.N88])" office:value-type="percentage" office:value="0.965116279069767" calcext:value-type="percentage">
            <text:p>96.51%</text:p>
          </table:table-cell>
          <table:table-cell table:style-name="ce13" table:formula="of:=[.O89]/COUNTA([.O3:.O88])" office:value-type="percentage" office:value="0.872093023255814" calcext:value-type="percentage">
            <text:p>87.21%</text:p>
          </table:table-cell>
          <table:table-cell table:style-name="ce13" table:formula="of:=[.P89]/COUNTA([.P3:.P88])" office:value-type="percentage" office:value="0.930232558139535" calcext:value-type="percentage">
            <text:p>93.02%</text:p>
          </table:table-cell>
          <table:table-cell table:style-name="ce13" table:formula="of:=[.Q89]/COUNTA([.Q3:.Q88])" office:value-type="percentage" office:value="0.976744186046512" calcext:value-type="percentage">
            <text:p>97.67%</text:p>
          </table:table-cell>
          <table:table-cell table:style-name="ce13" table:formula="of:=[.R89]/COUNTA([.R3:.R88])" office:value-type="percentage" office:value="0.953488372093023" calcext:value-type="percentage">
            <text:p>95.35%</text:p>
          </table:table-cell>
          <table:table-cell table:style-name="ce13" table:formula="of:=[.S89]/COUNTA([.S3:.S88])" office:value-type="percentage" office:value="0.918604651162791" calcext:value-type="percentage">
            <text:p>91.86%</text:p>
          </table:table-cell>
          <table:table-cell table:style-name="ce13" table:formula="of:=[.T89]/COUNTA([.T3:.T88])" office:value-type="percentage" office:value="0.779069767441861" calcext:value-type="percentage">
            <text:p>77.91%</text:p>
          </table:table-cell>
          <table:table-cell table:style-name="ce13" table:formula="of:=[.U89]/COUNTA([.U3:.U88])" office:value-type="percentage" office:value="0.976744186046512" calcext:value-type="percentage">
            <text:p>97.67%</text:p>
          </table:table-cell>
          <table:table-cell table:number-columns-repeated="3"/>
        </table:table-row>
        <table:table-row table:style-name="ro2" table:number-rows-repeated="1048485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1:48:48.924641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3:33:20.509954863</dc:date>
    <meta:generator>LibreOffice/4.2.8.2$Linux_X86_64 LibreOffice_project/420m0$Build-2</meta:generator>
    <meta:editing-duration>PT2H31M35S</meta:editing-duration>
    <meta:editing-cycles>15</meta:editing-cycles>
    <meta:document-statistic meta:table-count="3" meta:cell-count="6785" meta:object-count="0"/>
  </office:meta>
</office:document-meta>
</file>